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 Unicode MS2" svg:font-family="'Arial Unicode MS'" style:font-family-generic="swiss"/>
    <style:font-face style:name="Arial Unicode MS1" svg:font-family="'Arial Unicode M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P1" style:family="paragraph" style:parent-style-name="Text_20_body">
      <style:text-properties officeooo:rsid="001b970d" officeooo:paragraph-rsid="001b970d"/>
    </style:style>
    <style:style style:name="P2" style:family="paragraph" style:parent-style-name="Text_20_body">
      <style:text-properties officeooo:rsid="002020f3" officeooo:paragraph-rsid="002020f3"/>
    </style:style>
    <style:style style:name="P3" style:family="paragraph" style:parent-style-name="Text_20_body">
      <style:text-properties officeooo:rsid="00222bf0" officeooo:paragraph-rsid="00222bf0"/>
    </style:style>
    <style:style style:name="P4" style:family="paragraph" style:parent-style-name="Text_20_body">
      <style:text-properties officeooo:rsid="00224f68" officeooo:paragraph-rsid="00224f68"/>
    </style:style>
    <style:style style:name="P5" style:family="paragraph" style:parent-style-name="Text_20_body">
      <style:text-properties officeooo:rsid="00244d9a" officeooo:paragraph-rsid="00244d9a"/>
    </style:style>
    <style:style style:name="P6" style:family="paragraph" style:parent-style-name="Text_20_body">
      <style:text-properties officeooo:rsid="00272901" officeooo:paragraph-rsid="00272901"/>
    </style:style>
    <style:style style:name="P7" style:family="paragraph" style:parent-style-name="Text_20_body">
      <style:text-properties officeooo:rsid="00284518" officeooo:paragraph-rsid="00284518"/>
    </style:style>
    <style:style style:name="P8" style:family="paragraph" style:parent-style-name="Text_20_body" style:list-style-name="List_20_1">
      <style:text-properties officeooo:rsid="00284518" officeooo:paragraph-rsid="00284518"/>
    </style:style>
    <style:style style:name="P9" style:family="paragraph" style:parent-style-name="Text_20_body">
      <style:text-properties officeooo:rsid="002b76b5" officeooo:paragraph-rsid="002b76b5"/>
    </style:style>
    <style:style style:name="P10" style:family="paragraph" style:parent-style-name="Text_20_body">
      <style:text-properties officeooo:rsid="002cb8f4" officeooo:paragraph-rsid="002cb8f4"/>
    </style:style>
    <style:style style:name="P11" style:family="paragraph" style:parent-style-name="Text_20_body">
      <style:text-properties officeooo:rsid="00307b01" officeooo:paragraph-rsid="00307b01"/>
    </style:style>
    <style:style style:name="P12" style:family="paragraph" style:parent-style-name="Preformatted_20_Text">
      <style:text-properties officeooo:rsid="002020f3" officeooo:paragraph-rsid="002020f3"/>
    </style:style>
    <style:style style:name="P13" style:family="paragraph" style:parent-style-name="Preformatted_20_Text">
      <style:text-properties officeooo:rsid="00219bf1" officeooo:paragraph-rsid="00219bf1"/>
    </style:style>
    <style:style style:name="P14" style:family="paragraph" style:parent-style-name="Preformatted_20_Text">
      <style:text-properties officeooo:rsid="00244d9a" officeooo:paragraph-rsid="00244d9a"/>
    </style:style>
    <style:style style:name="P15" style:family="paragraph" style:parent-style-name="Standard">
      <style:text-properties officeooo:rsid="001b970d" officeooo:paragraph-rsid="001b970d"/>
    </style:style>
    <style:style style:name="P16" style:family="paragraph" style:parent-style-name="Heading_20_1">
      <style:text-properties officeooo:rsid="001b970d" officeooo:paragraph-rsid="001b970d"/>
    </style:style>
    <style:style style:name="P17" style:family="paragraph" style:parent-style-name="Heading_20_1">
      <style:text-properties officeooo:rsid="00222bf0" officeooo:paragraph-rsid="00222bf0"/>
    </style:style>
    <style:style style:name="T1" style:family="text">
      <style:text-properties officeooo:rsid="001caee3"/>
    </style:style>
    <style:style style:name="T2" style:family="text">
      <style:text-properties officeooo:rsid="00219bf1"/>
    </style:style>
    <style:style style:name="T3" style:family="text">
      <style:text-properties officeooo:rsid="00224f68"/>
    </style:style>
    <style:style style:name="T4" style:family="text">
      <style:text-properties officeooo:rsid="002465fa"/>
    </style:style>
    <style:style style:name="T5" style:family="text">
      <style:text-properties officeooo:rsid="0025277e"/>
    </style:style>
    <style:style style:name="T6" style:family="text">
      <style:text-properties officeooo:rsid="00284518"/>
    </style:style>
    <style:style style:name="T7" style:family="text">
      <style:text-properties officeooo:rsid="0029c383"/>
    </style:style>
    <style:style style:name="T8" style:family="text">
      <style:text-properties officeooo:rsid="002beb17"/>
    </style:style>
    <style:style style:name="T9" style:family="text">
      <style:text-properties officeooo:rsid="00318a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NITRILE DOCUMENT FORMAT</text:p>
      <text:p text:style-name="P15"/>
      <text:h text:style-name="P16" text:outline-level="1">BACKGROUND</text:h>
      <text:p text:style-name="P1">NITRILE DOCUMENT FORMAT, <text:span text:style-name="T1">or NDF, is a literal language based on Markdown language. It is backward compatible to MD; all NDF files are also valid MD files; however, NDF file uses markups that does not existing in MD, and deprecate some markups known to have been used by some existing Markdown viewer. The document saved as NDF uses the MD file extension.</text:span></text:p>
      <text:h text:style-name="Heading_20_1" text:outline-level="1">STRUCTURE</text:h>
      <text:p text:style-name="P2">NDF treats each paragraph as an independent block. A paragraph is defined as a cluster of lines separated by one or more blank lines by neighboring clusters. </text:p>
      <text:p text:style-name="P2">Each paragraph is to be categorized into one of the following four different types:</text:p>
      <text:p text:style-name="P2">- HDGS</text:p>
      <text:p text:style-name="P2">- CAPT</text:p>
      <text:p text:style-name="P2">- PRIM</text:p>
      <text:p text:style-name="P2">- <text:span text:style-name="T3">BODY</text:span></text:p>
      <text:p text:style-name="P2">The HDGS paragraph types is those that is to start with one or more number-sign characters. <text:s/>The CAPT is a paragraph that starts with a period, followed by a single word immediately without blank. The PRIM paragraph is a paragraph such that its first line starts with a part of the text that is enclosed by a set of square brackets. All other paragraphs are recognized as PARA. Following is an example of four different paragraphs.</text:p>
      <text:p text:style-name="P12"># Frog</text:p>
      <text:p text:style-name="P12"/>
      <text:p text:style-name="P12">## Background</text:p>
      <text:p text:style-name="P12"/>
      <text:p text:style-name="Preformatted_20_Text">A frog is any member of a diverse and largely carnivorous <text:line-break/>group of short-bodied, tailless amphibians composing the <text:line-break/>order Anura (literally without tail in Ancient Greek).</text:p>
      <text:p text:style-name="Preformatted_20_Text"/>
      <text:p text:style-name="P12">## Etymology and taxonomy</text:p>
      <text:p text:style-name="P12"/>
      <text:p text:style-name="P12">The use of the common names frog and toad has no taxonomic <text:line-break/>justification. From a classification perspective, <text:line-break/>all members of the order Anura are frogs, but only <text:line-break/>members of the family Bufonidae are considered <text:line-break/>"true toads". </text:p>
      <text:p text:style-name="P12"/>
      <text:p text:style-name="P12">[ Etymology. ] </text:p>
      <text:p text:style-name="P12">The origins of the word frog are uncertain and <text:line-break/>debated.[8] The word is first attested in Old <text:line-break/>English as frogga, but the usual Old English <text:line-break/>word for the frog was frosc (with variants <text:line-break/>such as frox and forsc)<text:span text:style-name="T2">.</text:span></text:p>
      <text:p text:style-name="P12"/>
      <text:p text:style-name="P13"><text:soft-page-break/>[ Taxonomy. ] </text:p>
      <text:p text:style-name="P13">About 88% of amphibian species are classified</text:p>
      <text:p text:style-name="P13">in the order Anura. These include over </text:p>
      <text:p text:style-name="P13">7,100 species in 55 families, of which the </text:p>
      <text:p text:style-name="P13">Craugastoridae (850 spp.), Hylidae (724 spp.),</text:p>
      <text:p text:style-name="P13">Microhylidae (688 spp.), and Bufonidae (621 spp.)</text:p>
      <text:p text:style-name="P13">are the richest in species.</text:p>
      <text:p text:style-name="P13"/>
      <text:p text:style-name="P3">In the previous example there are seven total paragraphs. The first, second, and fourth paragraphs are HDGS paragraphs, the third and fifty paragraphs are PARA paragraphs, the sixth and seventh paragraphs are PRIM paragraphs. </text:p>
      <text:h text:style-name="P17" text:outline-level="1">THE HDGS PARAGRAPH</text:h>
      <text:p text:style-name="P3">The HDGS paragraph is designed to typeset a sectioning heading. Typically the paragraphs that start with single-number-sign would go on to become a section; this section could become a section in a single article, or a section of a chapter in a multi-chapter book. Conversely, a paragraph starting with double-number-sign would become a subsection of a previous opened section, and so on.</text:p>
      <text:h text:style-name="Heading_20_1" text:outline-level="1">THE CAPT PARAGRAPH</text:h>
      <text:p text:style-name="P3">A CAPT paragraph is designed to become a figure, listing, long table, equation, a multi-column paragraph, etc. </text:p>
      <text:h text:style-name="Heading_20_1" text:outline-level="1">THE PRIM PARAGRAPH</text:h>
      <text:p text:style-name="P4">A PRIM paragraph is designed to become a paragraph that starts a sectioning without a section numbering attached to it. Its target translation could be one of many different possibilities. For instance, it could become a "\paragraph" paragraph for a LATEX translation. </text:p>
      <text:h text:style-name="Heading_20_1" text:outline-level="1">THE BODY PARAGRAPH</text:h>
      <text:p text:style-name="P5">The BODY paragraph is any other paragraph that does not fit one of the previous three forms. Depending on the content found in a BODY paragraph, its target translation could vary depending on its contents. For instance, if it <text:span text:style-name="T4">its first line and last line starts </text:span>with triple backquote then it is to become a verbatim text; this is useful for typesetting a reformatted block of text.</text:p>
      <text:p text:style-name="P14">```</text:p>
      <text:p text:style-name="P14">#include &lt;stdio.h&gt;</text:p>
      <text:p text:style-name="P14">int main() {</text:p>
      <text:p text:style-name="P14"><text:s text:c="2"/>printf("hello world\n");</text:p>
      <text:p text:style-name="P14"><text:s text:c="2"/>return 0;</text:p>
      <text:p text:style-name="P14">}</text:p>
      <text:p text:style-name="P14">```</text:p>
      <text:p text:style-name="P5">If the triple-backquote is immediately followed by additional letter, then these letters serve as a "key" to express additional possibilities other than for the block to be treated as preformatted text. </text:p>
      <text:p text:style-name="P14">```<text:span text:style-name="T5">parbox</text:span></text:p>
      <text:p text:style-name="P14"><text:soft-page-break/>The origins and evolutionary relationships between <text:line-break/>the three main groups of amphibians are <text:line-break/>hotly debated. </text:p>
      <text:p text:style-name="P14">```</text:p>
      <text:p text:style-name="P6">The previous example would have treated the previous paragraph as a bundle that represents a "parbox". The exact translation of the "parbox" bundle depends on the implementation of the target translation backend, but the general idea of this bundle is to treated as an independent paragraph that might be formatted different than the rest of the normal paragraphs, including but not limited to features such as to center-align the text, show the text with a smaller font size and/or italic, etc.<text:span text:style-name="T6"> Following are additional bundle types that are current supported:</text:span></text:p>
      <text:list xml:id="list2433711352" text:style-name="List_20_1">
        <text:list-item>
          <text:p text:style-name="P8">dia</text:p>
        </text:list-item>
        <text:list-item>
          <text:p text:style-name="P8">ink</text:p>
        </text:list-item>
        <text:list-item>
          <text:p text:style-name="P8">formula</text:p>
        </text:list-item>
        <text:list-item>
          <text:p text:style-name="P8">tabular</text:p>
        </text:list-item>
        <text:list-item>
          <text:p text:style-name="P8">parbox</text:p>
        </text:list-item>
        <text:list-item>
          <text:p text:style-name="P8">verbatim</text:p>
        </text:list-item>
      </text:list>
      <text:p text:style-name="P7">The "verbatim" bundle is the <text:span text:style-name="T7">fall-back</text:span> bundle if the name given does not <text:span text:style-name="T7">match</text:span> one of the known <text:span text:style-name="T7">bundle names.</text:span></text:p>
      <text:p text:style-name="P9">In addition, if the first line of the paragraph starts with a hyphen-minus followed by at least one space, or a number followed by a right parenthesis and then a space, or an asterisk followed by a space, or a plus-sign followed by a space, then this entire paragraph is treated as "plst". This type of paragraph is suitable for creating a list with unlimited items, where each item can also have an inner list that includes additional items for itself. In particular, the hyphen-minus would signal a list that is unordered, or UL, an asterisk would signal a list that is ordered, or OL, a plus-sign would signal a description list, or DL, and a number followed by a parenthesis is to become a list with a single item that is by itself, and which that single item is to have a bullet that is that number.</text:p>
      <text:p text:style-name="P9">If the first line of the <text:span text:style-name="T8">paragraph is to start with a greater-than character, followed by a space, then this paragraph is to become a "cove" paragraph. This paragraph would place a right-pointing triangle in front of the first line of that paragraph, and the entire paragraph is shifted to the right including the right-pointing triangle with visible amount of left margin spaces. The exact details of this paragraph varies depending on whether a bundle is to follow it. Details of a "cove" paragraph will be discussed later.</text:span></text:p>
      <text:p text:style-name="P10">If the first line of the paragraph is to start with a dollar-sign character, followed by a space, then this paragraph is to become a "cave" paragraph. A "cave" paragraph is to center its contents. Details of a "cave" paragraph will be discussed later. <text:s/></text:p>
      <text:p text:style-name="P11">If the first line of the paragraph is indented four spaces to the right, then the entire paragraph will be treated as a "samp" paragraph. A "samp" paragraph is in many way like a "verbatim" bundle, in which its contents are to be shown as preformatted text.<text:span text:style-name="T9"> However, it does not always has to be so and a translation backend can choose to translate this block differently. </text:span></text:p>
      <text:p text:style-name="P11"><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 Unicode MS2" svg:font-family="'Arial Unicode MS'" style:font-family-generic="swiss"/>
    <style:font-face style:name="Arial Unicode MS1" svg:font-family="'Arial Unicode M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ial Unicode MS1" style:font-family-asian="'Arial Unicode MS'"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Hiragino Mincho ProN" style:font-family-asian="'Hiragino Mincho Pro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Yu</meta:initial-creator>
    <meta:creation-date>2022-01-20T18:56:40.209763086</meta:creation-date>
    <dc:date>2022-01-20T19:55:29.046918106</dc:date>
    <dc:creator>James Yu</dc:creator>
    <meta:editing-duration>PT48M19S</meta:editing-duration>
    <meta:editing-cycles>20</meta:editing-cycles>
    <meta:generator>LibreOffice/6.1.4.2$MacOSX_X86_64 LibreOffice_project/9d0f32d1f0b509096fd65e0d4bec26ddd1938fd3</meta:generator>
    <meta:document-statistic meta:table-count="0" meta:image-count="0" meta:object-count="0" meta:page-count="4" meta:paragraph-count="57" meta:word-count="1109" meta:character-count="6528" meta:non-whitespace-character-count="5451"/>
  </office:meta>
</office:document-meta>
</file>